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79993" officeooo:paragraph-rsid="00079993"/>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93f06" officeooo:paragraph-rsid="00093f06" style:font-weight-asian="bold" style:font-weight-complex="bold"/>
    </style:style>
    <style:style style:name="P3"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a440b" officeooo:paragraph-rsid="000a440b" style:font-weight-asian="normal" style:font-weight-complex="normal"/>
    </style:style>
    <style:style style:name="P4"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b058d" officeooo:paragraph-rsid="0015a22c" style:font-weight-asian="normal" style:font-weight-complex="normal"/>
    </style:style>
    <style:style style:name="P5" style:family="paragraph" style:parent-style-name="Standard">
      <style:paragraph-properties fo:margin-left="0.2917in" fo:margin-right="0in" fo:text-align="start" style:justify-single-word="false" fo:text-indent="0in" style:auto-text-indent="false"/>
      <style:text-properties style:text-underline-style="solid" style:text-underline-width="auto" style:text-underline-color="font-color" fo:font-weight="bold" officeooo:rsid="00093f06" officeooo:paragraph-rsid="00093f06" style:font-weight-asian="bold" style:font-weight-complex="bold"/>
    </style:style>
    <style:style style:name="P6" style:family="paragraph" style:parent-style-name="Standard" style:list-style-name="L1">
      <style:paragraph-properties fo:text-align="start" style:justify-single-word="false"/>
      <style:text-properties fo:font-style="normal" style:text-underline-style="none" fo:font-weight="normal" officeooo:rsid="000a440b" officeooo:paragraph-rsid="00146786"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tyle="normal" style:text-underline-style="none" fo:font-weight="normal" officeooo:rsid="001d1722" officeooo:paragraph-rsid="00208e8c"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style:text-underline-style="none" fo:font-weight="normal" officeooo:rsid="00208e8c" officeooo:paragraph-rsid="00208e8c"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style:text-underline-style="none" fo:font-weight="normal" officeooo:rsid="000a440b" officeooo:paragraph-rsid="000a440b" style:font-weight-asian="normal" style:font-weight-complex="normal"/>
    </style:style>
    <style:style style:name="P10" style:family="paragraph" style:parent-style-name="Standard" style:list-style-name="L2">
      <style:paragraph-properties fo:text-align="start" style:justify-single-word="false"/>
      <style:text-properties style:text-underline-style="none" fo:font-weight="normal" officeooo:rsid="000cb910" officeooo:paragraph-rsid="000cb910" style:font-weight-asian="normal" style:font-weight-complex="normal"/>
    </style:style>
    <style:style style:name="P11" style:family="paragraph" style:parent-style-name="Standard" style:list-style-name="L2">
      <style:paragraph-properties fo:text-align="start" style:justify-single-word="false"/>
      <style:text-properties style:text-underline-style="none" fo:font-weight="normal" officeooo:rsid="000d62ca" officeooo:paragraph-rsid="000d62ca" style:font-weight-asian="normal" style:font-weight-complex="normal"/>
    </style:style>
    <style:style style:name="P12" style:family="paragraph" style:parent-style-name="Standard" style:list-style-name="L4">
      <style:paragraph-properties fo:text-align="start" style:justify-single-word="false"/>
      <style:text-properties style:text-underline-style="none" fo:font-weight="normal" officeooo:rsid="0034ace2" officeooo:paragraph-rsid="0034ace2" style:font-weight-asian="normal" style:font-weight-complex="normal"/>
    </style:style>
    <style:style style:name="P13" style:family="paragraph" style:parent-style-name="Standard" style:list-style-name="L4">
      <style:paragraph-properties fo:text-align="start" style:justify-single-word="false"/>
      <style:text-properties style:text-underline-style="none" fo:font-weight="normal" officeooo:rsid="00351b8a" officeooo:paragraph-rsid="003b499d" style:font-weight-asian="normal" style:font-weight-complex="normal"/>
    </style:style>
    <style:style style:name="P14" style:family="paragraph" style:parent-style-name="Standard" style:list-style-name="L4">
      <style:paragraph-properties fo:text-align="start" style:justify-single-word="false"/>
      <style:text-properties style:text-underline-style="none" fo:font-weight="normal" officeooo:rsid="0035b4b5" officeooo:paragraph-rsid="0035b4b5" style:font-weight-asian="normal" style:font-weight-complex="normal"/>
    </style:style>
    <style:style style:name="P15" style:family="paragraph" style:parent-style-name="Standard" style:list-style-name="L5">
      <style:paragraph-properties fo:text-align="start" style:justify-single-word="false"/>
      <style:text-properties style:text-underline-style="none" fo:font-weight="normal" officeooo:rsid="003799bf" officeooo:paragraph-rsid="003799bf" style:font-weight-asian="normal" style:font-weight-complex="normal"/>
    </style:style>
    <style:style style:name="P16" style:family="paragraph" style:parent-style-name="Standard" style:list-style-name="L6">
      <style:paragraph-properties fo:text-align="start" style:justify-single-word="false"/>
      <style:text-properties style:text-underline-style="none" fo:font-weight="normal" officeooo:rsid="003c895d" officeooo:paragraph-rsid="003c895d"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2bcaed" officeooo:paragraph-rsid="002bcaed"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2fdf42" officeooo:paragraph-rsid="00093f06"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34ace2" officeooo:paragraph-rsid="0034ace2"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3799bf" officeooo:paragraph-rsid="003799bf"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3b499d" officeooo:paragraph-rsid="003b499d" style:font-weight-asian="bold" style:font-weight-complex="bold"/>
    </style:style>
    <style:style style:name="P22" style:family="paragraph" style:parent-style-name="Standard">
      <style:paragraph-properties fo:margin-left="0.2917in" fo:margin-right="0in" fo:text-align="start" style:justify-single-word="false" fo:text-indent="0in" style:auto-text-indent="false"/>
      <style:text-properties fo:font-style="normal" style:text-underline-style="none" fo:font-weight="normal" officeooo:rsid="00134f22" officeooo:paragraph-rsid="001d1722" style:font-style-asian="normal" style:font-weight-asian="normal" style:font-style-complex="normal" style:font-weight-complex="normal"/>
    </style:style>
    <style:style style:name="P23" style:family="paragraph" style:parent-style-name="Standard">
      <style:paragraph-properties fo:margin-left="0.2917in" fo:margin-right="0in" fo:text-align="start" style:justify-single-word="false" fo:text-indent="0in" style:auto-text-indent="false"/>
      <style:text-properties style:text-underline-style="none" fo:font-weight="normal" officeooo:rsid="000b058d" officeooo:paragraph-rsid="002b179f" style:font-weight-asian="normal" style:font-weight-complex="normal"/>
    </style:style>
    <style:style style:name="T1" style:family="text">
      <style:text-properties officeooo:rsid="0009afc9"/>
    </style:style>
    <style:style style:name="T2" style:family="text">
      <style:text-properties officeooo:rsid="000d62ca"/>
    </style:style>
    <style:style style:name="T3" style:family="text">
      <style:text-properties officeooo:rsid="00146786"/>
    </style:style>
    <style:style style:name="T4" style:family="text">
      <style:text-properties officeooo:rsid="001d1722"/>
    </style:style>
    <style:style style:name="T5" style:family="text">
      <style:text-properties officeooo:rsid="001ebc96"/>
    </style:style>
    <style:style style:name="T6" style:family="text">
      <style:text-properties fo:font-style="italic" officeooo:rsid="001d1722" style:font-style-asian="italic" style:font-style-complex="italic"/>
    </style:style>
    <style:style style:name="T7" style:family="text">
      <style:text-properties officeooo:rsid="00208e8c"/>
    </style:style>
    <style:style style:name="T8" style:family="text">
      <style:text-properties officeooo:rsid="00223bc8"/>
    </style:style>
    <style:style style:name="T9" style:family="text">
      <style:text-properties officeooo:rsid="002539e9"/>
    </style:style>
    <style:style style:name="T10" style:family="text">
      <style:text-properties officeooo:rsid="002b179f"/>
    </style:style>
    <style:style style:name="T11" style:family="text">
      <style:text-properties officeooo:rsid="002dba47"/>
    </style:style>
    <style:style style:name="T12" style:family="text">
      <style:text-properties officeooo:rsid="0032bf91"/>
    </style:style>
    <style:style style:name="T13" style:family="text">
      <style:text-properties officeooo:rsid="00351b8a"/>
    </style:style>
    <style:style style:name="T14" style:family="text">
      <style:text-properties style:text-position="super 58%"/>
    </style:style>
    <style:style style:name="T15" style:family="text">
      <style:text-properties style:text-position="super 58%" officeooo:rsid="003b499d"/>
    </style:style>
    <style:style style:name="T16" style:family="text">
      <style:text-properties style:text-position="super 58%" officeooo:rsid="003e02d3"/>
    </style:style>
    <style:style style:name="T17" style:family="text">
      <style:text-properties style:text-position="0% 100%"/>
    </style:style>
    <style:style style:name="T18" style:family="text">
      <style:text-properties style:text-position="0% 100%" officeooo:rsid="0035b4b5"/>
    </style:style>
    <style:style style:name="T19" style:family="text">
      <style:text-properties style:text-position="0% 100%" officeooo:rsid="003823d8"/>
    </style:style>
    <style:style style:name="T20" style:family="text">
      <style:text-properties style:text-position="0% 100%" officeooo:rsid="0039b7da"/>
    </style:style>
    <style:style style:name="T21" style:family="text">
      <style:text-properties style:text-position="0% 100%" officeooo:rsid="003b499d"/>
    </style:style>
    <style:style style:name="T22" style:family="text">
      <style:text-properties style:text-position="0% 100%" officeooo:rsid="003e02d3"/>
    </style:style>
    <style:style style:name="T23" style:family="text">
      <style:text-properties style:text-position="0% 100%" officeooo:rsid="003e2e72"/>
    </style:style>
    <style:style style:name="T24" style:family="text">
      <style:text-properties officeooo:rsid="0035b4b5"/>
    </style:style>
    <style:style style:name="T25" style:family="text">
      <style:text-properties officeooo:rsid="003f6130"/>
    </style:style>
    <style:style style:name="T26" style:family="text">
      <style:text-properties fo:font-weight="bold" style:font-weight-asian="bold" style:font-weight-complex="bold"/>
    </style:style>
    <style:style style:name="T27" style:family="text">
      <style:text-properties fo:font-size="16pt" officeooo:rsid="003f6130" style:font-size-asian="16pt" style:font-size-complex="16pt"/>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3f6130" style:font-size-asian="16pt" style:font-weight-asian="bold" style:font-size-complex="16pt" style:font-weight-complex="bold"/>
    </style:style>
    <style:style style:name="T30" style:family="text">
      <style:text-properties fo:font-size="16pt" fo:font-weight="normal" officeooo:rsid="003f6130"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8">Focus Manager </text:span><text:span text:style-name="T29">|</text:span><text:span text:style-name="T30"> Project Charter</text:span></text:p>
      <text:p text:style-name="P1"/>
      <text:p text:style-name="P2">Problem Statement</text:p>
      <text:p text:style-name="P22">Working independently on <text:span text:style-name="T4">large projects</text:span> can be a challenge because of the long term nature of their creation, as well as their inherent complexity. The goal of this <text:span text:style-name="T5">particular</text:span> project is t<text:span text:style-name="T4">o</text:span> <text:span text:style-name="T4">implement a piece software that will stimulate productivity on independent work, through establishing an environment that organizes a creator’s ideas and their time to make sure the </text:span><text:span text:style-name="T6">right work</text:span><text:span text:style-name="T4"> gets done in a reasonable amount of time.</text:span></text:p>
      <text:p text:style-name="P3"/>
      <text:p text:style-name="P2">Project Objectives</text:p>
      <text:list xml:id="list2813586946" text:style-name="L1">
        <text:list-item>
          <text:p text:style-name="P8">Implement an organizational method focused on setting goals and meeting them through task-setting.</text:p>
        </text:list-item>
        <text:list-item>
          <text:p text:style-name="P7"><text:span text:style-name="T7">Backlog ideas and stray thoughts, even if off topic, so they may be visually sorted through and assigned to keep current work productive and focused, while staying on top of all aspects of the larger project.</text:span></text:p>
        </text:list-item>
        <text:list-item>
          <text:p text:style-name="P6">Create an artificial work environment <text:span text:style-name="T3">by</text:span> “clocking-in” and keeping track of hours worked <text:span text:style-name="T8">on each task</text:span>.</text:p>
        </text:list-item>
        <text:list-item>
          <text:p text:style-name="P6">Visualize progress on projects over time by recording when goals are completed, <text:span text:style-name="T3">for the purpose of review.</text:span></text:p>
          <text:p text:style-name="P9"/>
        </text:list-item>
      </text:list>
      <text:p text:style-name="P17">People</text:p>
      <text:p text:style-name="P4">Users: <text:span text:style-name="T9">Independent creators for the purpose of working on long term projects, such as research, software creation, and more. </text:span></text:p>
      <text:p text:style-name="P23">Developer <text:span text:style-name="T11">and Stakeholder</text:span>: <text:span text:style-name="T10">Phillip Thain</text:span></text:p>
      <text:p text:style-name="P5"/>
      <text:p text:style-name="P18">Deliv<text:span text:style-name="T1">e</text:span>rables</text:p>
      <text:list xml:id="list1957779873" text:style-name="L2">
        <text:list-item>
          <text:p text:style-name="P10">A desktop application <text:span text:style-name="T2">for Linux </text:span>created with the Electron JS framework</text:p>
        </text:list-item>
        <text:list-item>
          <text:p text:style-name="P11">A storage system to record user <text:span text:style-name="T12">settings,</text:span> goals, tasks, and project metrics (via JSON, FLAT, or SQL)</text:p>
        </text:list-item>
      </text:list>
      <text:p text:style-name="P19"/>
      <text:p text:style-name="P19">Milestones</text:p>
      <text:list xml:id="list1627013174" text:style-name="L4">
        <text:list-item>
          <text:p text:style-name="P12">Planning <text:span text:style-name="T24">(</text:span>Design Document, <text:span text:style-name="T13">Backlog, etc.</text:span> <text:span text:style-name="T24">)<text:tab/>|</text:span> <text:span text:style-name="T13">Monday, July 29th</text:span></text:p>
        </text:list-item>
        <text:list-item>
          <text:p text:style-name="P13"><text:span text:style-name="T17">Create </text:span><text:span text:style-name="T18">a</text:span><text:span text:style-name="T17"> basic </text:span><text:span text:style-name="T18">u</text:span><text:span text:style-name="T17">ser </text:span><text:span text:style-name="T18">i</text:span><text:span text:style-name="T17">nterface<text:tab/><text:tab/><text:tab/><text:tab/><text:tab/>| Monday, Aug. </text:span><text:span text:style-name="T22">26</text:span><text:span text:style-name="T14">t</text:span><text:span text:style-name="T15">h</text:span></text:p>
        </text:list-item>
        <text:list-item>
          <text:p text:style-name="P13"><text:span text:style-name="T21">Storage system<text:tab/><text:tab/><text:tab/><text:tab/><text:tab/><text:tab/><text:tab/><text:tab/>| Monday, </text:span><text:span text:style-name="T22">September 2</text:span><text:span text:style-name="T16">nd</text:span><text:span text:style-name="T21"> </text:span></text:p>
        </text:list-item>
        <text:list-item>
          <text:p text:style-name="P14"><text:span text:style-name="T23">Quality Assurance and </text:span><text:span text:style-name="T17">Projected completion<text:tab/>| Monday, September </text:span><text:span text:style-name="T22">16</text:span><text:span text:style-name="T14">th</text:span><text:span text:style-name="T17"> <text:tab/></text:span></text:p>
        </text:list-item>
      </text:list>
      <text:p text:style-name="P20"><text:span text:style-name="T17"/></text:p>
      <text:p text:style-name="P21"><text:span text:style-name="T17">Benefits</text:span></text:p>
      <text:list xml:id="list2374413726" text:style-name="L6">
        <text:list-item>
          <text:p text:style-name="P16"><text:span text:style-name="T17">Useful for the purpose of marketing self to employers</text:span></text:p>
        </text:list-item>
        <text:list-item>
          <text:p text:style-name="P16"><text:span text:style-name="T17">Increased productivity on future work</text:span></text:p>
        </text:list-item>
        <text:list-item>
          <text:p text:style-name="P16"><text:span text:style-name="T17">Opportunity for monetization</text:span></text:p>
        </text:list-item>
      </text:list>
      <text:p text:style-name="P20"><text:span text:style-name="T17"/></text:p>
      <text:p text:style-name="P20"><text:span text:style-name="T17">Potential Risks</text:span></text:p>
      <text:list xml:id="list2105547812" text:style-name="L5">
        <text:list-item>
          <text:p text:style-name="P15"><text:span text:style-name="T17">Time available to work on this project is highly variable, particularly in the month of July, due to prior obligations on the developer’s behalf. This may lead to a shift in the scope of time each milestone may be completed.</text:span></text:p>
        </text:list-item>
        <text:list-item>
          <text:p text:style-name="P15"><text:span text:style-name="T17">The technology used in this project is unfamiliar, and thus there is extra time allotted to each milestone in order to leave room for research and </text:span><text:span text:style-name="T19">p</text:span><text:span text:style-name="T20">ract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9:26:10.230126684</meta:creation-date>
    <dc:date>2019-07-03T15:19:26.607124531</dc:date>
    <meta:editing-duration>PT1H5M35S</meta:editing-duration>
    <meta:editing-cycles>43</meta:editing-cycles>
    <meta:generator>LibreOffice/6.0.7.3$Linux_X86_64 LibreOffice_project/00m0$Build-3</meta:generator>
    <meta:document-statistic meta:table-count="0" meta:image-count="0" meta:object-count="0" meta:page-count="1" meta:paragraph-count="27" meta:word-count="352" meta:character-count="2134" meta:non-whitespace-character-count="1809"/>
  </office:meta>
</office:document-meta>
</file>